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StockistName</text:p>
          </table:table-cell>
          <table:table-cell table:style-name="ce1" office:value-type="string" calcext:value-type="string">
            <text:p>ChemistName</text:p>
          </table:table-cell>
          <table:table-cell table:style-name="ce1" office:value-type="string" calcext:value-type="string">
            <text:p>ProductName</text:p>
          </table:table-cell>
          <table:table-cell table:style-name="ce1" office:value-type="string" calcext:value-type="string">
            <text:p>FreeSrip</text:p>
          </table:table-cell>
          <table:table-cell table:style-name="ce1" office:value-type="string" calcext:value-type="string">
            <text:p>SELL STRIP</text:p>
          </table:table-cell>
          <table:table-cell table:style-name="ce1" office:value-type="string" calcext:value-type="string">
            <text:p>ExpiredQty</text:p>
          </table:table-cell>
          <table:table-cell table:style-name="ce1" office:value-type="string" calcext:value-type="string">
            <text:p>ReturnQty</text:p>
          </table:table-cell>
          <table:table-cell table:style-name="ce1" office:value-type="string" calcext:value-type="string">
            <text:p>DamageQty</text:p>
          </table:table-cell>
          <table:table-cell table:style-name="ce1" office:value-type="string" calcext:value-type="string">
            <text:p>Rate</text:p>
          </table:table-cell>
          <table:table-cell table:style-name="ce1" office:value-type="string" calcext:value-type="string">
            <text:p>DivisionName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A B C MEDICAL STORS</text:p>
          </table:table-cell>
          <table:table-cell office:value-type="string" calcext:value-type="string">
            <text:p>VOLENT SPA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.71" calcext:value-type="float">
            <text:p>70.71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AADHYASHAKTI MEDICAL STORE</text:p>
          </table:table-cell>
          <table:table-cell office:value-type="string" calcext:value-type="string">
            <text:p>E-TEG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.42" calcext:value-type="float">
            <text:p>85.42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ALLWELL MEDICAL STORE</text:p>
          </table:table-cell>
          <table:table-cell office:value-type="string" calcext:value-type="string">
            <text:p>BIO-SOD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.71" calcext:value-type="float">
            <text:p>25.71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ALLWELL MEDICAL STORE</text:p>
          </table:table-cell>
          <table:table-cell office:value-type="string" calcext:value-type="string">
            <text:p>R-ZOLE D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35" calcext:value-type="float">
            <text:p>47.35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ALLWELL MEDICAL STORE</text:p>
          </table:table-cell>
          <table:table-cell office:value-type="string" calcext:value-type="string">
            <text:p>STELLA 60K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.64" calcext:value-type="float">
            <text:p>63.64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ALLWELL MEDICAL STORE</text:p>
          </table:table-cell>
          <table:table-cell office:value-type="string" calcext:value-type="string">
            <text:p>R-ZOLE D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35" calcext:value-type="float">
            <text:p>47.35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ALLWELL MEDICAL STORE</text:p>
          </table:table-cell>
          <table:table-cell office:value-type="string" calcext:value-type="string">
            <text:p>TELEXA-4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.42" calcext:value-type="float">
            <text:p>42.42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ALLWELL MEDICAL STORE</text:p>
          </table:table-cell>
          <table:table-cell office:value-type="string" calcext:value-type="string">
            <text:p>STELLA 60K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.64" calcext:value-type="float">
            <text:p>63.64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ALLWELL MEDICAL STORE</text:p>
          </table:table-cell>
          <table:table-cell office:value-type="string" calcext:value-type="string">
            <text:p>VOLENT-P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.57" calcext:value-type="float">
            <text:p>38.57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ALLWELL MEDICAL STORE</text:p>
          </table:table-cell>
          <table:table-cell office:value-type="string" calcext:value-type="string">
            <text:p>R-ZOLE-20MG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ALLWELL MEDICAL STORE</text:p>
          </table:table-cell>
          <table:table-cell office:value-type="string" calcext:value-type="string">
            <text:p>R-ZOLE-20MG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ALLWELL MEDICAL STORE</text:p>
          </table:table-cell>
          <table:table-cell office:value-type="string" calcext:value-type="string">
            <text:p>R-ZOLE D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35" calcext:value-type="float">
            <text:p>47.35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ALLWELL MEDICAL STORE</text:p>
          </table:table-cell>
          <table:table-cell office:value-type="string" calcext:value-type="string">
            <text:p>ROZTOR 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.14" calcext:value-type="float">
            <text:p>32.14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ALLWELL MEDICAL STORE</text:p>
          </table:table-cell>
          <table:table-cell office:value-type="string" calcext:value-type="string">
            <text:p>ROZTOR 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.14" calcext:value-type="float">
            <text:p>32.14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ALLWELL MEDICAL STORE</text:p>
          </table:table-cell>
          <table:table-cell office:value-type="string" calcext:value-type="string">
            <text:p>STELLA 60K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.64" calcext:value-type="float">
            <text:p>63.64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ALLWELL MEDICAL STORE</text:p>
          </table:table-cell>
          <table:table-cell office:value-type="string" calcext:value-type="string">
            <text:p>STELLA 60K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3.64" calcext:value-type="float">
            <text:p>63.64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AMRUT MEDICAL STORES, MORBI, MORBI</text:p>
          </table:table-cell>
          <table:table-cell office:value-type="string" calcext:value-type="string">
            <text:p>BIOMET-G2P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.42" calcext:value-type="float">
            <text:p>46.42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AMRUT MEDICAL STORES, MORBI, MORBI</text:p>
          </table:table-cell>
          <table:table-cell office:value-type="string" calcext:value-type="string">
            <text:p>L-URID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.42" calcext:value-type="float">
            <text:p>42.42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AMRUT MEDICAL STORES, MORBI, MORBI</text:p>
          </table:table-cell>
          <table:table-cell office:value-type="string" calcext:value-type="string">
            <text:p>BSOX G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.14" calcext:value-type="float">
            <text:p>77.14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AMRUT MEDICAL STORES, MORBI, MORBI</text:p>
          </table:table-cell>
          <table:table-cell office:value-type="string" calcext:value-type="string">
            <text:p>STELLA 60K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.64" calcext:value-type="float">
            <text:p>63.64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AMRUTAM MEDICAL STORE,</text:p>
          </table:table-cell>
          <table:table-cell office:value-type="string" calcext:value-type="string">
            <text:p>BIO-ANXIT.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.85" calcext:value-type="float">
            <text:p>57.85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AMRUTAM MEDICAL STORE,</text:p>
          </table:table-cell>
          <table:table-cell office:value-type="string" calcext:value-type="string">
            <text:p>TELEXA-AM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.57" calcext:value-type="float">
            <text:p>56.57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ARYA MEDICAL STORE</text:p>
          </table:table-cell>
          <table:table-cell office:value-type="string" calcext:value-type="string">
            <text:p>BIO-SODA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.71" calcext:value-type="float">
            <text:p>25.71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ARYA MEDICAL STORE</text:p>
          </table:table-cell>
          <table:table-cell office:value-type="string" calcext:value-type="string">
            <text:p>BSOX G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.14" calcext:value-type="float">
            <text:p>77.14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ARYA MEDICAL STORE</text:p>
          </table:table-cell>
          <table:table-cell office:value-type="string" calcext:value-type="string">
            <text:p>BSOX GEL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.14" calcext:value-type="float">
            <text:p>77.14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ARYA MEDICAL STORE</text:p>
          </table:table-cell>
          <table:table-cell office:value-type="string" calcext:value-type="string">
            <text:p>BSOX GEL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.14" calcext:value-type="float">
            <text:p>77.14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ARYA MEDICAL STORE</text:p>
          </table:table-cell>
          <table:table-cell office:value-type="string" calcext:value-type="string">
            <text:p>BIO-SODA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.71" calcext:value-type="float">
            <text:p>25.71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AVI MEDICAL STORE</text:p>
          </table:table-cell>
          <table:table-cell office:value-type="string" calcext:value-type="string">
            <text:p>ETIWELL-0.2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AVI MEDICAL STORE</text:p>
          </table:table-cell>
          <table:table-cell table:style-name="ce2" office:value-type="string" calcext:value-type="string">
            <text:p>BKETA-D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BHAGVATI MEDICAL., MORBI</text:p>
          </table:table-cell>
          <table:table-cell office:value-type="string" calcext:value-type="string">
            <text:p>L-URID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.42" calcext:value-type="float">
            <text:p>42.42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BHAGVATI MEDICAL., MORBI</text:p>
          </table:table-cell>
          <table:table-cell office:value-type="string" calcext:value-type="string">
            <text:p>BIO-ANXIT.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.85" calcext:value-type="float">
            <text:p>57.85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BHIMANI MEDICAL STORE</text:p>
          </table:table-cell>
          <table:table-cell office:value-type="string" calcext:value-type="string">
            <text:p>STELLA 60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.64" calcext:value-type="float">
            <text:p>63.64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BHIMANI MEDICAL STORE</text:p>
          </table:table-cell>
          <table:table-cell office:value-type="string" calcext:value-type="string">
            <text:p>R-ZOLE D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35" calcext:value-type="float">
            <text:p>47.35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BHIMANI MEDICAL STORE</text:p>
          </table:table-cell>
          <table:table-cell office:value-type="string" calcext:value-type="string">
            <text:p>L-URID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.42" calcext:value-type="float">
            <text:p>42.42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BHIMANI MEDICAL STORE</text:p>
          </table:table-cell>
          <table:table-cell office:value-type="string" calcext:value-type="string">
            <text:p>R-ZOLE-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2.85" calcext:value-type="float">
            <text:p>102.85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BHIMANI MEDICAL STORE</text:p>
          </table:table-cell>
          <table:table-cell office:value-type="string" calcext:value-type="string">
            <text:p>BIO-SOD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.71" calcext:value-type="float">
            <text:p>25.71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BHIMANI MEDICAL STORE</text:p>
          </table:table-cell>
          <table:table-cell office:value-type="string" calcext:value-type="string">
            <text:p>R-ZOLE-20MG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BHIMANI MEDICAL STORE</text:p>
          </table:table-cell>
          <table:table-cell office:value-type="string" calcext:value-type="string">
            <text:p>BIO-ANXIT.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.85" calcext:value-type="float">
            <text:p>57.85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BHIMANI MEDICAL STORE</text:p>
          </table:table-cell>
          <table:table-cell office:value-type="string" calcext:value-type="string">
            <text:p>R-ZOLE D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35" calcext:value-type="float">
            <text:p>47.35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BHIMANI MEDICAL STORE</text:p>
          </table:table-cell>
          <table:table-cell office:value-type="string" calcext:value-type="string">
            <text:p>ALVIZINE-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.71" calcext:value-type="float">
            <text:p>70.71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BHIMANI MEDICAL STORE</text:p>
          </table:table-cell>
          <table:table-cell office:value-type="string" calcext:value-type="string">
            <text:p>BSOX G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.14" calcext:value-type="float">
            <text:p>77.14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BHIMANI MEDICAL STORE</text:p>
          </table:table-cell>
          <table:table-cell office:value-type="string" calcext:value-type="string">
            <text:p>R-ZOLE D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35" calcext:value-type="float">
            <text:p>47.35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BHIMANI MEDICAL STORE</text:p>
          </table:table-cell>
          <table:table-cell office:value-type="string" calcext:value-type="string">
            <text:p>R-ZOLE-DS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.57" calcext:value-type="float">
            <text:p>56.57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BHIMANI MEDICAL STORE</text:p>
          </table:table-cell>
          <table:table-cell office:value-type="string" calcext:value-type="string">
            <text:p>TELEXA-4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.42" calcext:value-type="float">
            <text:p>42.42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BHIMANI MEDICAL STORE</text:p>
          </table:table-cell>
          <table:table-cell office:value-type="string" calcext:value-type="string">
            <text:p>TELEXA-M-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BHIMANI MEDICAL STORE</text:p>
          </table:table-cell>
          <table:table-cell office:value-type="string" calcext:value-type="string">
            <text:p>BIOPRE-N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CITY MEDICINES, MORBI</text:p>
          </table:table-cell>
          <table:table-cell office:value-type="string" calcext:value-type="string">
            <text:p>ALVIZINE-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.71" calcext:value-type="float">
            <text:p>70.71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CITY MEDICINES, MORBI</text:p>
          </table:table-cell>
          <table:table-cell office:value-type="string" calcext:value-type="string">
            <text:p>R-ZOLE-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2.85" calcext:value-type="float">
            <text:p>102.85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DWIJA MEDICAL STORE</text:p>
          </table:table-cell>
          <table:table-cell office:value-type="string" calcext:value-type="string">
            <text:p>BSOX GE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.14" calcext:value-type="float">
            <text:p>77.14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DWIJA MEDICAL STORE</text:p>
          </table:table-cell>
          <table:table-cell office:value-type="string" calcext:value-type="string">
            <text:p>L-URIDE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.42" calcext:value-type="float">
            <text:p>42.42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ELLORA MEDICAL STORES,</text:p>
          </table:table-cell>
          <table:table-cell office:value-type="string" calcext:value-type="string">
            <text:p>VOLENT SPAS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.71" calcext:value-type="float">
            <text:p>70.71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ELLORA MEDICAL STORES,</text:p>
          </table:table-cell>
          <table:table-cell office:value-type="string" calcext:value-type="string">
            <text:p>BIOTENLY-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.57" calcext:value-type="float">
            <text:p>83.57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ELLORA MEDICAL STORES,</text:p>
          </table:table-cell>
          <table:table-cell office:value-type="string" calcext:value-type="string">
            <text:p>TELEXA-M-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GIRIRAJ MEDICAL STORES</text:p>
          </table:table-cell>
          <table:table-cell office:value-type="string" calcext:value-type="string">
            <text:p>VOLENT SPA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.71" calcext:value-type="float">
            <text:p>70.71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JANKI MEDICAL STORE</text:p>
          </table:table-cell>
          <table:table-cell office:value-type="string" calcext:value-type="string">
            <text:p>VOLENT SPA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.71" calcext:value-type="float">
            <text:p>70.71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KADAM MEDICAL STORES</text:p>
          </table:table-cell>
          <table:table-cell office:value-type="string" calcext:value-type="string">
            <text:p>BIOMET-G2P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.42" calcext:value-type="float">
            <text:p>46.42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MAA. MEDICAL AND GENERAL STORE</text:p>
          </table:table-cell>
          <table:table-cell office:value-type="string" calcext:value-type="string">
            <text:p>TELEXA-M 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.57" calcext:value-type="float">
            <text:p>56.57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MAA. MEDICAL AND GENERAL STORE</text:p>
          </table:table-cell>
          <table:table-cell office:value-type="string" calcext:value-type="string">
            <text:p>TELEXA-M 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.57" calcext:value-type="float">
            <text:p>56.57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MAHESHWARI MEDCL &amp; GENRALSTORE</text:p>
          </table:table-cell>
          <table:table-cell office:value-type="string" calcext:value-type="string">
            <text:p>BIOMMF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0.28" calcext:value-type="float">
            <text:p>370.28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MAHESHWARI MEDICALS,</text:p>
          </table:table-cell>
          <table:table-cell office:value-type="string" calcext:value-type="string">
            <text:p>BIO-ANXIT.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.85" calcext:value-type="float">
            <text:p>57.85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MAHESHWARI MEDICALS,</text:p>
          </table:table-cell>
          <table:table-cell office:value-type="string" calcext:value-type="string">
            <text:p>BIO-ANXIT.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.85" calcext:value-type="float">
            <text:p>57.85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MAHESHWARI MEDICINES</text:p>
          </table:table-cell>
          <table:table-cell office:value-type="string" calcext:value-type="string">
            <text:p>BIO-ANXI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.85" calcext:value-type="float">
            <text:p>57.85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MAHESHWARI MEDICINES</text:p>
          </table:table-cell>
          <table:table-cell office:value-type="string" calcext:value-type="string">
            <text:p>TELEXA-A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.57" calcext:value-type="float">
            <text:p>56.57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MAHESHWARI MEDICINES,</text:p>
          </table:table-cell>
          <table:table-cell office:value-type="string" calcext:value-type="string">
            <text:p>BIO-ANXIT-N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.28" calcext:value-type="float">
            <text:p>64.28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MAHESHWARI MEDICINES,</text:p>
          </table:table-cell>
          <table:table-cell office:value-type="string" calcext:value-type="string">
            <text:p>TELEXA-4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.42" calcext:value-type="float">
            <text:p>42.42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MAHESHWARI MEDICINES,</text:p>
          </table:table-cell>
          <table:table-cell office:value-type="string" calcext:value-type="string">
            <text:p>R-ZOLE-20M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MAHESHWARI MEDICINES,</text:p>
          </table:table-cell>
          <table:table-cell office:value-type="string" calcext:value-type="string">
            <text:p>R-ZOLE-20M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MAHESHWARI MEDICINES,</text:p>
          </table:table-cell>
          <table:table-cell office:value-type="string" calcext:value-type="string">
            <text:p>BIO-ANXIT.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.85" calcext:value-type="float">
            <text:p>57.85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MAHESHWARI MEDICO</text:p>
          </table:table-cell>
          <table:table-cell office:value-type="string" calcext:value-type="string">
            <text:p>BIO-SODA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.71" calcext:value-type="float">
            <text:p>25.71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MANGALAM MEDICAL STORE</text:p>
          </table:table-cell>
          <table:table-cell office:value-type="string" calcext:value-type="string">
            <text:p>BIO-ANXIT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.85" calcext:value-type="float">
            <text:p>57.85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NATIONAL MEDICAL STORES</text:p>
          </table:table-cell>
          <table:table-cell office:value-type="string" calcext:value-type="string">
            <text:p>ETIWELL-0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.28" calcext:value-type="float">
            <text:p>28.28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NEW BHIMANI MEDICAL STORE</text:p>
          </table:table-cell>
          <table:table-cell office:value-type="string" calcext:value-type="string">
            <text:p>BIOMET-G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.14" calcext:value-type="float">
            <text:p>23.14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NEW PATEL MEDICARE &amp; GENETAL STORE</text:p>
          </table:table-cell>
          <table:table-cell office:value-type="string" calcext:value-type="string">
            <text:p>BIOBETA-A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.42" calcext:value-type="float">
            <text:p>51.42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NEW SHAKTI MEDICAL STORES</text:p>
          </table:table-cell>
          <table:table-cell office:value-type="string" calcext:value-type="string">
            <text:p>R-ZOLE 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35" calcext:value-type="float">
            <text:p>47.35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NEW SHAKTI MEDICAL STORES</text:p>
          </table:table-cell>
          <table:table-cell office:value-type="string" calcext:value-type="string">
            <text:p>R-ZOLE 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35" calcext:value-type="float">
            <text:p>47.35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NEW SHAKTI MEDICAL STORES</text:p>
          </table:table-cell>
          <table:table-cell office:value-type="string" calcext:value-type="string">
            <text:p>TELEXA-M-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NEW SHAKTI MEDICAL STORES</text:p>
          </table:table-cell>
          <table:table-cell office:value-type="string" calcext:value-type="string">
            <text:p>TELEXA-M-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NEW SHAKTI MEDICAL STORES</text:p>
          </table:table-cell>
          <table:table-cell office:value-type="string" calcext:value-type="string">
            <text:p>TELEXA-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.42" calcext:value-type="float">
            <text:p>42.42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PATEL MEDICAL &amp; GENRAL STORE</text:p>
          </table:table-cell>
          <table:table-cell office:value-type="string" calcext:value-type="string">
            <text:p>BSOX G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.14" calcext:value-type="float">
            <text:p>77.14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PATEL MEDICAL &amp; GENRAL STORE</text:p>
          </table:table-cell>
          <table:table-cell office:value-type="string" calcext:value-type="string">
            <text:p>ETIWELL-0.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PATEL MEDICAL &amp; GENRAL STORE</text:p>
          </table:table-cell>
          <table:table-cell office:value-type="string" calcext:value-type="string">
            <text:p>ETIWELL-0.2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PATEL MEDICARE &amp; GENRAL STORE</text:p>
          </table:table-cell>
          <table:table-cell office:value-type="string" calcext:value-type="string">
            <text:p>DIEXOMET G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.14" calcext:value-type="float">
            <text:p>53.14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PATEL MEDICARE &amp; GENRAL STORE</text:p>
          </table:table-cell>
          <table:table-cell office:value-type="string" calcext:value-type="string">
            <text:p>DIEXOMET G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.14" calcext:value-type="float">
            <text:p>53.14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PATEL MEDICARE &amp; GENRAL STORE</text:p>
          </table:table-cell>
          <table:table-cell office:value-type="string" calcext:value-type="string">
            <text:p>L-URID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.42" calcext:value-type="float">
            <text:p>42.42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PATEL MEDICINES GENRAL STORE</text:p>
          </table:table-cell>
          <table:table-cell office:value-type="string" calcext:value-type="string">
            <text:p>BIO-ANXIT.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.85" calcext:value-type="float">
            <text:p>57.85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RAJA MEDICAL STORES</text:p>
          </table:table-cell>
          <table:table-cell office:value-type="string" calcext:value-type="string">
            <text:p>BIOPRE-N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RAJAL MEDICAL STORE,</text:p>
          </table:table-cell>
          <table:table-cell office:value-type="string" calcext:value-type="string">
            <text:p>R-ZOLE-20MG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RAJSHAKTI MEDICAL STORE</text:p>
          </table:table-cell>
          <table:table-cell office:value-type="string" calcext:value-type="string">
            <text:p>R-ZOLE 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35" calcext:value-type="float">
            <text:p>47.35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RAM MEDICAL STORE</text:p>
          </table:table-cell>
          <table:table-cell office:value-type="string" calcext:value-type="string">
            <text:p>ACCUTHYRO-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2.85" calcext:value-type="float">
            <text:p>112.85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SHANTABA MEDICAL STORE</text:p>
          </table:table-cell>
          <table:table-cell office:value-type="string" calcext:value-type="string">
            <text:p>GTT KIT 75GM.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.61" calcext:value-type="float">
            <text:p>36.61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SHREE SHAKTI KRUPA MDNS.GEN.S,</text:p>
          </table:table-cell>
          <table:table-cell office:value-type="string" calcext:value-type="string">
            <text:p>BIO-ANX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.85" calcext:value-type="float">
            <text:p>57.85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SHREE SHAKTI MEDICALS,</text:p>
          </table:table-cell>
          <table:table-cell office:value-type="string" calcext:value-type="string">
            <text:p>BIO-SOD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.71" calcext:value-type="float">
            <text:p>25.71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SHREE SHAKTI MEDICALS,</text:p>
          </table:table-cell>
          <table:table-cell office:value-type="string" calcext:value-type="string">
            <text:p>R-ZOLE-20MG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SHREE SHAKTI MEDICALS,</text:p>
          </table:table-cell>
          <table:table-cell office:value-type="string" calcext:value-type="string">
            <text:p>DIEXOMET G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.14" calcext:value-type="float">
            <text:p>53.14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SHREEJI MEDICAL,, MAHENDRANAGAR,</text:p>
          </table:table-cell>
          <table:table-cell office:value-type="string" calcext:value-type="string">
            <text:p>ETIWELL-0.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SHUBH MEDICAL STORES</text:p>
          </table:table-cell>
          <table:table-cell office:value-type="string" calcext:value-type="string">
            <text:p>ACCUTHYRO-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2.85" calcext:value-type="float">
            <text:p>112.85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SHUBH MEDICAL STORES</text:p>
          </table:table-cell>
          <table:table-cell office:value-type="string" calcext:value-type="string">
            <text:p>ACCUTHYRO-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2.85" calcext:value-type="float">
            <text:p>112.85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SWASTIK MEDICAL STORE</text:p>
          </table:table-cell>
          <table:table-cell office:value-type="string" calcext:value-type="string">
            <text:p>TELEXA-M 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.57" calcext:value-type="float">
            <text:p>56.57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SWASTIK MEDICAL STORE</text:p>
          </table:table-cell>
          <table:table-cell office:value-type="string" calcext:value-type="string">
            <text:p>BIOPRE-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SWASTIK MEDICAL STORE</text:p>
          </table:table-cell>
          <table:table-cell office:value-type="string" calcext:value-type="string">
            <text:p>R-ZOLE 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35" calcext:value-type="float">
            <text:p>47.35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SWASTIK MEDICAL STORE</text:p>
          </table:table-cell>
          <table:table-cell office:value-type="string" calcext:value-type="string">
            <text:p>R-ZOLE 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35" calcext:value-type="float">
            <text:p>47.35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SWASTIK MEDICAL STORE</text:p>
          </table:table-cell>
          <table:table-cell office:value-type="string" calcext:value-type="string">
            <text:p>R-ZOLE 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35" calcext:value-type="float">
            <text:p>47.35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SWASTIK MEDICAL STORE</text:p>
          </table:table-cell>
          <table:table-cell office:value-type="string" calcext:value-type="string">
            <text:p>ALVIZINE-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.71" calcext:value-type="float">
            <text:p>70.71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SWASTIK MEDICAL STORE</text:p>
          </table:table-cell>
          <table:table-cell office:value-type="string" calcext:value-type="string">
            <text:p>R-ZOLE-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2.85" calcext:value-type="float">
            <text:p>102.85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SWASTIK MEDICAL STORE</text:p>
          </table:table-cell>
          <table:table-cell office:value-type="string" calcext:value-type="string">
            <text:p>TELEXA-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.42" calcext:value-type="float">
            <text:p>42.42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SWASTIK MEDICAL STORE</text:p>
          </table:table-cell>
          <table:table-cell office:value-type="string" calcext:value-type="string">
            <text:p>TELEXA-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.42" calcext:value-type="float">
            <text:p>42.42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SWASTIK MEDICAL STORE</text:p>
          </table:table-cell>
          <table:table-cell office:value-type="string" calcext:value-type="string">
            <text:p>TELEXA-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.42" calcext:value-type="float">
            <text:p>42.42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SWASTIK MEDICAL STORE</text:p>
          </table:table-cell>
          <table:table-cell office:value-type="string" calcext:value-type="string">
            <text:p>BKETA-D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SWASTIK MEDICAL STORE</text:p>
          </table:table-cell>
          <table:table-cell office:value-type="string" calcext:value-type="string">
            <text:p>R-ZOLE-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2.85" calcext:value-type="float">
            <text:p>102.85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SWASTIK MEDICAL STORE</text:p>
          </table:table-cell>
          <table:table-cell office:value-type="string" calcext:value-type="string">
            <text:p>BIOPRE-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SWASTIK MEDICAL STORE</text:p>
          </table:table-cell>
          <table:table-cell office:value-type="string" calcext:value-type="string">
            <text:p>TELEXA-M 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.57" calcext:value-type="float">
            <text:p>56.57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SWASTIK MEDICAL STORE</text:p>
          </table:table-cell>
          <table:table-cell office:value-type="string" calcext:value-type="string">
            <text:p>TELEXA-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.42" calcext:value-type="float">
            <text:p>42.42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SWASTIK MEDICAL STORE</text:p>
          </table:table-cell>
          <table:table-cell office:value-type="string" calcext:value-type="string">
            <text:p>R-ZOLE-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2.85" calcext:value-type="float">
            <text:p>102.85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UMAA MEDICAL.,</text:p>
          </table:table-cell>
          <table:table-cell office:value-type="string" calcext:value-type="string">
            <text:p>R-ZOLE D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35" calcext:value-type="float">
            <text:p>47.35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UMAA MEDICAL.,</text:p>
          </table:table-cell>
          <table:table-cell office:value-type="string" calcext:value-type="string">
            <text:p>STELLA 60K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.64" calcext:value-type="float">
            <text:p>63.64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UMAA MEDICAL.,</text:p>
          </table:table-cell>
          <table:table-cell office:value-type="string" calcext:value-type="string">
            <text:p>TELEXA-M-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UMAA MEDICAL.,</text:p>
          </table:table-cell>
          <table:table-cell office:value-type="string" calcext:value-type="string">
            <text:p>BIO-SOD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.71" calcext:value-type="float">
            <text:p>25.71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UMAA MEDICAL.,</text:p>
          </table:table-cell>
          <table:table-cell office:value-type="string" calcext:value-type="string">
            <text:p>TELEXA H 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.14" calcext:value-type="float">
            <text:p>77.14</text:p>
          </table:table-cell>
          <table:table-cell office:value-type="string" calcext:value-type="string">
            <text:p>BIOS GENRAL</text:p>
          </table:table-cell>
        </table:table-row>
        <table:table-row table:style-name="ro2">
          <table:table-cell office:value-type="string" calcext:value-type="string">
            <text:p>SHREE JEERAVALA MEDICOS</text:p>
          </table:table-cell>
          <table:table-cell office:value-type="string" calcext:value-type="string">
            <text:p>UMAA MEDICAL.,</text:p>
          </table:table-cell>
          <table:table-cell office:value-type="string" calcext:value-type="string">
            <text:p>BIO AZAPI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.42" calcext:value-type="float">
            <text:p>75.42</text:p>
          </table:table-cell>
          <table:table-cell office:value-type="string" calcext:value-type="string">
            <text:p>BIOS GENR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style="long"/>
      <number:text>-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6:39:43.043500711</meta:creation-date>
    <meta:generator>LibreOffice/7.3.7.2$Linux_X86_64 LibreOffice_project/30$Build-2</meta:generator>
    <dc:date>2023-11-03T19:12:32.466520873</dc:date>
    <meta:editing-duration>PT40M37S</meta:editing-duration>
    <meta:editing-cycles>12</meta:editing-cycles>
    <meta:document-statistic meta:table-count="1" meta:cell-count="1200" meta:object-count="0"/>
  </office:meta>
</office:document-meta>
</file>